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3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2.5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Default"/>
        <table:table-row table:style-name="ro1">
          <table:table-cell/>
          <table:table-cell table:style-name="Default" office:value-type="string" table:number-columns-spanned="5" table:number-rows-spanned="2">
            <text:p>Как то ночью каго то куда то отправили</text:p>
          </table:table-cell>
          <table:covered-table-cell table:number-columns-repeated="3" table:style-name="Default"/>
          <table:covered-table-cell/>
        </table:table-row>
        <table:table-row table:style-name="ro1">
          <table:table-cell/>
          <table:covered-table-cell table:number-columns-repeated="4" table:style-name="Default"/>
          <table:covered-table-cell/>
        </table:table-row>
        <table:table-row table:style-name="ro1">
          <table:table-cell table:style-name="ce1"/>
          <table:table-cell office:value-type="string">
            <text:p>Белые стволы</text:p>
          </table:table-cell>
          <table:table-cell office:value-type="string">
            <text:p>Голубые Озера</text:p>
          </table:table-cell>
          <table:table-cell office:value-type="string">
            <text:p>Красные собаки</text:p>
          </table:table-cell>
          <table:table-cell office:value-type="string">
            <text:p>Поверхность</text:p>
          </table:table-cell>
          <table:table-cell/>
        </table:table-row>
        <table:table-row table:style-name="ro1">
          <table:table-cell table:style-name="ce1" office:value-type="string">
            <text:p>Сергей</text:p>
          </table:table-cell>
          <table:table-cell table:number-columns-repeated="4" office:value-type="string">
            <text:p>число</text:p>
          </table:table-cell>
          <table:table-cell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1">21.05.2023</text:date>, <text:time>23:15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Молочников</meta:initial-creator>
    <meta:creation-date>2023-05-21T23:13:01.20</meta:creation-date>
    <dc:date>2023-05-21T23:15:49.14</dc:date>
    <dc:creator>Сергей Молочников</dc:creator>
    <meta:editing-duration>PT2M52S</meta:editing-duration>
    <meta:editing-cycles>1</meta:editing-cycles>
    <meta:document-statistic meta:table-count="3" meta:cell-count="10" meta:object-count="0"/>
    <meta:generator>OpenOffice/4.1.8$Win32 OpenOffice.org_project/418m3$Build-9803</meta:generator>
  </office:meta>
</office:document-meta>
</file>